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1.245cm" fo:margin-right="0cm" fo:text-indent="0cm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color="#3399ff" style:font-name="Courier New" fo:font-weight="bold" style:font-weight-asian="bold" style:font-weight-complex="bold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fo:color="#3399ff" style:font-name="Courier New" fo:font-weight="bold" fo:background-color="transparent" style:font-weight-asian="bold" style:font-weight-complex="bold"/>
    </style:style>
    <style:style style:name="T7" style:family="text">
      <style:text-properties fo:color="#66ccff" style:font-name="Courier New" fo:font-weight="bold" fo:background-color="transparent" style:font-weight-asian="bold" style:font-weight-complex="bold"/>
    </style:style>
    <style:style style:name="T8" style:family="text">
      <style:text-properties fo:color="#00cc33" style:font-name="Courier New" fo:font-weight="bold" style:font-weight-asian="bold" style:font-weight-complex="bold"/>
    </style:style>
    <style:style style:name="T9" style:family="text">
      <style:text-properties fo:color="#3399ff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color="#00cc33" fo:font-weight="bold" style:font-weight-asian="bold" style:font-weight-complex="bold"/>
    </style:style>
    <style:style style:name="T15" style:family="text">
      <style:text-properties style:font-name="Courier New" style:text-underline-style="none" fo:font-weight="bold" style:font-weight-asian="bold" style:font-weight-complex="bold"/>
    </style:style>
    <style:style style:name="T16" style:family="text">
      <style:text-properties style:font-name="Courier New" style:text-underline-style="none"/>
    </style:style>
    <style:style style:name="T17" style:family="text">
      <style:text-properties style:text-line-through-style="none" style:text-line-through-type="none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1">Shared memory and atomics</text:p>
            <text:p text:style-name="P1">(Stage 2 proposal)</text:p>
            <text:p text:style-name="P1"/>
            <text:p text:style-name="P1">Update + Petition for <text:span text:style-name="T1">Stage 2.95 (API freeze)</text:span></text:p>
            <text:p text:style-name="P1"/>
            <text:p text:style-name="P1">July, 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p>API recap</text:p>
            <text:p>Memory model</text:p>
            <text:p>Accumulated committee concerns</text:p>
            <text:p>Petition for API freeze (Stage 2.95?)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gents and agent clusters</text:p>
          </draw:text-box>
        </draw:frame>
        <draw:frame presentation:style-name="pr4" draw:layer="layout" svg:width="25.199cm" svg:height="15.66cm" svg:x="1.4cm" svg:y="4.914cm" presentation:class="outline" presentation:user-transformed="true">
          <draw:text-box>
            <text:p>An <text:span text:style-name="T2">agent</text:span><text:span text:style-name="T3"> just packages an ES execution env</text:span></text:p>
            <text:p><text:span text:style-name="T3"/></text:p>
            <text:p><text:span text:style-name="T3">An </text:span><text:span text:style-name="T2">agent cluster</text:span><text:span text:style-name="T3"> is a maximal set of agents that can communicate through shared memory</text:span></text:p>
            <text:p><text:span text:style-name="T3"/></text:p>
            <text:p><text:span text:style-name="T3">We need these ideas to talk about:</text:span></text:p>
            <text:list text:style-name="L2">
              <text:list-item>
                <text:p><text:span text:style-name="T3">blocking, forward progress, termination</text:span></text:p>
              </text:list-item>
              <text:list-item>
                <text:p><text:span text:style-name="T3">shared invariants (endianness, lock-freedom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gent semantics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p><text:span text:style-name="T2">Blocking</text:span>: An agent can block waiting to be woken without returning to its event loop</text:p>
            <text:p/>
            <text:p><text:span text:style-name="T2">Web awareness</text:span>: An embedding can deny some agents the ability to block (eg browser's main thread)</text:p>
            <text:p/>
            <text:p><text:span text:style-name="T2">Forward progress</text:span>: Agents must eventually advance if they are not blocked</text:p>
            <text:p/>
            <text:p><text:span text:style-name="T2">Cluster unity</text:span>: If the embedding terminates an agent, it must terminate all; if it suspends one, it must suspend all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haredArrayBuffer</text:p>
          </draw:text-box>
        </draw:frame>
        <draw:frame presentation:style-name="pr4" draw:layer="layout" svg:width="25.199cm" svg:height="15.66cm" svg:x="1.4cm" svg:y="4.914cm" presentation:class="outline" presentation:user-transformed="true">
          <draw:text-box>
            <text:p><text:span text:style-name="T2">SharedArrayBuffer</text:span> is a new data type</text:p>
            <text:p/>
            <text:p>Like <text:span text:style-name="T2">ArrayBuffer</text:span><text:span text:style-name="T3">:</text:span></text:p>
            <text:list text:style-name="L2">
              <text:list-item>
                <text:p><text:span text:style-name="T3">Map TypedArray and DataView onto it</text:span></text:p>
              </text:list-item>
            </text:list>
            <text:p/>
            <text:p>Unlike <text:span text:style-name="T2">ArrayBuffer</text:span>:</text:p>
            <text:list text:continue-numbering="true" text:style-name="L2">
              <text:list-item>
                <text:p>not detachable</text:p>
              </text:list-item>
              <text:list-item>
                <text:p>buffer memory is shared between agents</text:p>
              </text:list-item>
              <text:list-item>
                <text:p>different memory access semantic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haring memory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p>The agents are the main thread + web workers</text:p>
            <text:p>Memory is shared with <text:span text:style-name="T2">postMessage</text:span></text:p>
            <text:p><text:span text:style-name="T2"/></text:p>
            <text:p text:style-name="P4"><text:span text:style-name="T4">var</text:span><text:span text:style-name="T5"> w=</text:span><text:span text:style-name="T4">new</text:span><text:span text:style-name="T5"> Worker(...)</text:span></text:p>
            <text:p text:style-name="P4"><text:span text:style-name="T4">var</text:span><text:span text:style-name="T5"> sab=</text:span><text:span text:style-name="T4">new</text:span><text:span text:style-name="T5"> SharedArrayBuffer(...)</text:span></text:p>
            <text:p text:style-name="P4"><text:span text:style-name="T5">w.postMessage(sab)</text:span></text:p>
            <text:p text:style-name="P1"><text:span text:style-name="T5"/></text:p>
            <text:p text:style-name="P4"><text:span text:style-name="T4">var</text:span><text:span text:style-name="T5"> arr=</text:span><text:span text:style-name="T6">new</text:span><text:span text:style-name="T7"> </text:span><text:span text:style-name="T5">Float64Array(sab)</text:span></text:p>
            <text:p text:style-name="P4"><text:span text:style-name="T5">arr[10]=3.5**7 <text:s text:c="3"/></text:span><text:span text:style-name="T8">// unsynchroniz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tomics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p>The global <text:span text:style-name="T2">Atomics</text:span> namespace has static methods that operate on integer TypedArrays</text:p>
            <text:p/>
            <text:p><text:span text:style-name="T3">Atomic access</text:span>: <text:span text:style-name="T2">load</text:span>, <text:span text:style-name="T2">store</text:span>, <text:span text:style-name="T2">add</text:span>, <text:span text:style-name="T2">sub</text:span>, <text:span text:style-name="T2">and</text:span>, <text:span text:style-name="T2">or</text:span>, <text:span text:style-name="T2">xor</text:span>, <text:span text:style-name="T2">exchange</text:span>, <text:span text:style-name="T2">compareExchange</text:span></text:p>
            <text:p><text:span text:style-name="T3"/></text:p>
            <text:p><text:span text:style-name="T3">Suspend and wakeup: </text:span><text:span text:style-name="T2">wait</text:span>, <text:span text:style-name="T2">wake</text:span></text:p>
            <text:p/>
            <text:p>Optimization advice: <text:span text:style-name="T2">isLockFree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ynchronization</text:p>
          </draw:text-box>
        </draw:frame>
        <draw:frame presentation:style-name="pr4" draw:layer="layout" svg:width="26.032cm" svg:height="14.898cm" svg:x="1.4cm" svg:y="4.914cm" presentation:class="outline" presentation:user-transformed="true">
          <draw:text-box>
            <text:p>Agent A busy-waits for flag:</text:p>
            <text:p text:style-name="P4"><text:span text:style-name="T9">while</text:span><text:span text:style-name="T10"> (Atomics.</text:span><text:span text:style-name="T11">load</text:span><text:span text:style-name="T10">(arr, flagLoc) == 0) {}</text:span></text:p>
            <text:p text:style-name="P4"><text:span text:style-name="T12">x = </text:span><text:span text:style-name="T10">Atomics.</text:span><text:span text:style-name="T11">load</text:span><text:span text:style-name="T10">(arr, flagLoc)</text:span></text:p>
            <text:p text:style-name="P4"><text:span text:style-name="T10">assert(x == 0xC0DE)</text:span></text:p>
            <text:p text:style-name="P4"><text:span text:style-name="T10"/></text:p>
            <text:p text:style-name="P1">Agent B writes:</text:p>
            <text:p text:style-name="P4"><text:span text:style-name="T10">Atomics.</text:span><text:span text:style-name="T11">store</text:span><text:span text:style-name="T10">(arr, flagLoc, 0xC0DE)</text:span></text:p>
            <text:p text:style-name="P1"/>
            <text:p text:style-name="P1"><text:span text:style-name="T10"/>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fficient synchronization</text:p>
          </draw:text-box>
        </draw:frame>
        <draw:frame presentation:style-name="pr4" draw:layer="layout" svg:width="26.032cm" svg:height="14.898cm" svg:x="1.4cm" svg:y="4.914cm" presentation:class="outline" presentation:user-transformed="true">
          <draw:text-box>
            <text:p text:style-name="P1">Agent A blocks to wait for flag:</text:p>
            <text:p text:style-name="P4"><text:span text:style-name="T12">Atomics.</text:span><text:span text:style-name="T13">wait</text:span><text:span text:style-name="T12">(arr, flagLoc, 0) <text:s text:c="2"/></text:span><text:span text:style-name="T14"><text:s/>// blocks</text:span></text:p>
            <text:p text:style-name="P4"><text:span text:style-name="T12">x = </text:span><text:span text:style-name="T10">Atomics.</text:span><text:span text:style-name="T11">load</text:span><text:span text:style-name="T10">(arr, flagLoc)</text:span></text:p>
            <text:p text:style-name="P4"><text:span text:style-name="T10">assert(x == 0xC0DE)</text:span></text:p>
            <text:p/>
            <text:p>Agent B writes the flag and wakes up waiters:</text:p>
            <text:p text:style-name="P4"><text:span text:style-name="T10">Atomics.</text:span><text:span text:style-name="T11">store</text:span><text:span text:style-name="T10">(arr, flagLoc, 0xC0DE)</text:span></text:p>
            <text:p text:style-name="P4"><text:span text:style-name="T10">Atomics.</text:span><text:span text:style-name="T11">wake</text:span><text:span text:style-name="T10">(arr, flagLoc)</text:span></text:p>
            <text:p text:style-name="P1"/>
            <text:p text:style-name="P1"><text:span text:style-name="T10"/>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5" draw:layer="layout" svg:width="25.199cm" svg:height="3.506cm" svg:x="1.4cm" svg:y="0.837cm" presentation:class="title">
          <draw:text-box>
            <text:p>And that's it for the API!</text:p>
          </draw:text-box>
        </draw:frame>
        <draw:frame presentation:style-name="pr6" draw:text-style-name="P3" draw:layer="layout" svg:width="25.199cm" svg:height="16.255cm" svg:x="1.4cm" svg:y="0.837cm" presentation:class="subtitle">
          <draw:text-box>
            <text:p>Any questions about the API?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emory model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p>What's it for, anyway?</text:p>
            <text:p>Challenges and opportunities</text:p>
            <text:p>Two-level memory model</text:p>
            <text:p>Synchronization order and viability</text:p>
            <text:p>Data races and reordering</text:p>
            <text:p>Write buffering and speculation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y a memory model?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p>A concise and precise model for <text:span text:style-name="T2">which writes can be observed by which reads</text:span></text:p>
            <text:p/>
            <text:p>Allows programmers and compilers to reason about programs and optimizations</text:p>
            <text:p/>
            <text:p>Allows programmers to establish general properties, eg, sequentially consistent behavior for race-free programs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2.179cm" svg:x="1.4cm" svg:y="4.914cm" presentation:class="outline">
          <draw:text-box>
            <text:p>ES shared memory is low level</text:p>
            <text:list text:style-name="L2">
              <text:list-item>
                <text:p>No separate “atomic cell” idea</text:p>
              </text:list-item>
              <text:list-item>
                <text:p>Aliased memory, no real type discipline</text:p>
              </text:list-item>
            </text:list>
            <text:p/>
            <text:p>ES programs must remain safe and portable</text:p>
            <text:list text:continue-numbering="true" text:style-name="L2">
              <text:list-item>
                <text:p>“Undefined behavior” is not acceptable</text:p>
              </text:list-item>
              <text:list-item>
                <text:p>Widely varying implementation behavior is b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... and opportuni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p>ES is “easier” than C/C++</text:p>
            <text:list text:style-name="L2">
              <text:list-item>
                <text:p>Performance demands slightly lower</text:p>
              </text:list-item>
              <text:list-item>
                <text:p>Shared memory separated from non-shared</text:p>
              </text:list-item>
              <text:list-item>
                <text:p>Only <text:span text:style-name="T2">flat</text:span><text:span text:style-name="T3"> shared memory; no pointers or objects</text:span></text:p>
              </text:list-item>
            </text:list>
            <text:p><text:span text:style-name="T3"/></text:p>
            <text:p><text:span text:style-name="T3">ES can make hardware assumptions (if it must)</text:span></text:p>
            <text:list text:continue-numbering="true" text:style-name="L2">
              <text:list-item>
                <text:p><text:span text:style-name="T3">Non-tearing non-atomic accesses</text:span></text:p>
              </text:list-item>
              <text:list-item>
                <text:p><text:span text:style-name="T3">Mature atomic oper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wo-level memory model (1)</text:p>
          </draw:text-box>
        </draw:frame>
        <draw:frame presentation:style-name="pr4" draw:layer="layout" svg:width="25.199cm" svg:height="9.564cm" svg:x="1.4cm" svg:y="4.914cm" presentation:class="outline" presentation:user-transformed="true">
          <draw:text-box>
            <text:p>Conventional axiomatic <text:span text:style-name="T2">high level</text:span> model</text:p>
            <text:list text:style-name="L2">
              <text:list-item>
                <text:p>Defines synchronizing accesses</text:p>
              </text:list-item>
              <text:list-item>
                <text:p>... and synchronization order</text:p>
              </text:list-item>
              <text:list-item>
                <text:p>... and the happens-before relationship</text:p>
              </text:list-item>
              <text:list-item>
                <text:p>... and a notion of data race freedom (DRF)</text:p>
              </text:list-item>
              <text:list-item>
                <text:p>... and sequential consistency for DRF programs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wo-level memory model (2)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p>Mostly operational low level model</text:p>
            <text:p/>
            <text:p>Two aspects:</text:p>
            <text:list text:style-name="L2">
              <text:list-item>
                <text:p>Limits on atomic operations to establish synchronization order</text:p>
              </text:list-item>
              <text:list-item>
                <text:p>Restrictions on program reorderings to limit the effects of data races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ynchronization order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p><text:span text:style-name="T2">Viable</text:span> atomics are executed in a total order, the <text:span text:style-name="T2">synchronization order</text:span></text:p>
            <text:p/>
            <text:p>Synchronization order gives rise to</text:p>
            <text:list text:style-name="L2">
              <text:list-item>
                <text:p>“happens-before”</text:p>
              </text:list-item>
              <text:list-item>
                <text:p>“data race”</text:p>
              </text:list-item>
              <text:list-item>
                <text:p>other conventional definitions</text:p>
              </text:list-item>
            </text:list>
            <text:p/>
            <text:p>Familiar from other languages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Viability (1)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p>“Viable” atomic accesses behave as if we had strongly (dynamically) typed atomic cells</text:p>
            <text:p/>
            <text:list text:style-name="L2">
              <text:list-item>
                <text:p>a viable atomic read <text:span text:style-name="T2">sees</text:span> only atomic writes to the exact same bytes</text:p>
              </text:list-item>
              <text:list-item>
                <text:p>a viable atomic write isn't <text:span text:style-name="T2">interfered with:</text:span><text:span text:style-name="T3"> any concurrent write to overlapping byte ranges is always an atomic write to the exact same bytes</text:span></text:p>
              </text:list-item>
            </text:list>
            <text:p/>
            <text:p>(Need to account for initializating stores, too)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Viability (2)</text:p>
          </draw:text-box>
        </draw:frame>
        <draw:frame presentation:style-name="pr4" draw:layer="layout" svg:width="25.199cm" svg:height="12.866cm" svg:x="1.4cm" svg:y="4.914cm" presentation:class="outline" presentation:user-transformed="true">
          <draw:text-box>
            <text:p><text:span text:style-name="T3"/></text:p>
            <text:p text:style-name="P4"><text:span text:style-name="T15">a32 = new Int32Array(sab)</text:span></text:p>
            <text:p text:style-name="P4"><text:span text:style-name="T15">a8 = new Int8Array(sab)</text:span></text:p>
            <text:p text:style-name="P4"><text:span text:style-name="T15"/></text:p>
            <text:p text:style-name="P4"><text:span text:style-name="T15">Agent 1 <text:s text:c="14"/>Agent 2</text:span></text:p>
            <text:p text:style-name="P4"><text:span text:style-name="T15"/></text:p>
            <text:p text:style-name="P4"><text:span text:style-name="T15">store(a32, 0, 1) <text:s/>--&gt; load(a32, 0) // ok</text:span></text:p>
            <text:p text:style-name="P4"><text:span text:style-name="T15">store(a8, 0, 1) <text:s text:c="2"/>--&gt; load(a32, 0) // not</text:span></text:p>
            <text:p text:style-name="P4"><text:span text:style-name="T15">a32[0] = 1 <text:s text:c="7"/>--&gt; load(a32, 0) // not</text:span></text:p>
            <text:p text:style-name="P4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Viability (3)</text:p>
          </draw:text-box>
        </draw:frame>
        <draw:frame presentation:style-name="pr4" draw:layer="layout" svg:width="25.199cm" svg:height="12.866cm" svg:x="1.4cm" svg:y="4.914cm" presentation:class="outline" presentation:user-transformed="true">
          <draw:text-box>
            <text:p><text:span text:style-name="T3"/></text:p>
            <text:p text:style-name="P4"><text:span text:style-name="T15">a32 = new Int32Array(sab)</text:span></text:p>
            <text:p text:style-name="P4"><text:span text:style-name="T15">a8 = new Int8Array(sab)</text:span></text:p>
            <text:p text:style-name="P4"><text:span text:style-name="T15"/></text:p>
            <text:p text:style-name="P4"><text:span text:style-name="T15">Agent 1 <text:s text:c="11"/>Agent 2</text:span></text:p>
            <text:p text:style-name="P4"><text:span text:style-name="T15"/></text:p>
            <text:p text:style-name="P4"><text:span text:style-name="T15">store(a32, 0, 1) <text:s text:c="2"/>store(a32, 0, 2) // ok</text:span></text:p>
            <text:p text:style-name="P4"><text:span text:style-name="T15">store(a32, 0, 1) <text:s text:c="2"/>store(a8, 0, 1) <text:s/>// not</text:span></text:p>
            <text:p text:style-name="P4"><text:span text:style-name="T15">a32[0] = 1 <text:s text:c="8"/>store(a32, 0, 1) // not</text:span></text:p>
            <text:p text:style-name="P4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Viability (4)</text:p>
          </draw:text-box>
        </draw:frame>
        <draw:frame presentation:style-name="pr4" draw:layer="layout" svg:width="25.778cm" svg:height="14.898cm" svg:x="1.4cm" svg:y="4.914cm" presentation:class="outline" presentation:user-transformed="true">
          <draw:text-box>
            <text:p>Oops! Can't use “happens-before” or “data race” to define “viable”</text:p>
            <text:p/>
            <text:p>Viability can <text:span text:style-name="T2">almost certainly</text:span><text:span text:style-name="T3"> be specified operationally to avoid circularity</text:span></text:p>
            <text:p><text:span text:style-name="T3"/></text:p>
            <text:p><text:span text:style-name="T3">This is ongoing work (because the previous non-operational attempt did not avoid circularity)</text:span></text:p>
            <text:p><text:span text:style-name="T3"/></text:p>
            <text:p><text:span text:style-name="T3">Use a simple abstract memory system that keeps track of de-facto atomic cells and handles conflicts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races and reordering (1)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p>Data races expose optimizations, notably reordering, but also introductions of reads and writes</text:p>
            <text:p/>
            <text:p>Most optimizations remain allowed. <text:s/>Spec bans:</text:p>
            <text:list text:style-name="L2">
              <text:list-item>
                <text:p>reordering data accesses wrt atomic accesses</text:p>
              </text:list-item>
              <text:list-item>
                <text:p>duplicated reads where more than one value can be observed</text:p>
              </text:list-item>
              <text:list-item>
                <text:p>inserted writes that cause observable changes in memory that don't follow from standard semantics</text:p>
              </text:list-item>
              <text:list-item>
                <text:p>value specul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races and reordering (2)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p>Data races have bounded effect on the values that are read or written</text:p>
            <text:p/>
            <text:list text:style-name="L2">
              <text:list-item>
                <text:p>values are at least some interleaving of the bytes of the values going into the race</text:p>
              </text:list-item>
              <text:list-item>
                <text:p>in some defined cases, values don't “tear”</text:p>
              </text:list-item>
            </text:list>
            <text:p/>
            <text:p>Non-tearing adds a little spec complexity but is valuable, and is supported on all hardware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rite buffering and speculation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p>All shared memory access goes through <text:span text:style-name="T2">ReadSharedMemory</text:span> and <text:span text:style-name="T2">WriteSharedMemory</text:span></text:p>
            <text:p><text:span text:style-name="T3"/></text:p>
            <text:p><text:span text:style-name="T3">Memory semantics can be different from </text:span><text:span text:style-name="T2">GetValueFromBuffer</text:span><text:span text:style-name="T3"> and </text:span><text:span text:style-name="T2">PutValueInBuffer</text:span></text:p>
            <text:p/>
            <text:p>For example, CopyArrayBufferData on shared memory get the variant semantics</text:p>
            <text:p/>
            <text:p>Reordering, in the form of write buffering and speculation, can happen in ReadSharedMemory and WriteSharedMemory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tabilizing the memory model</text:p>
          </draw:text-box>
        </draw:frame>
        <draw:frame presentation:style-name="pr4" draw:layer="layout" svg:width="25.199cm" svg:height="12.179cm" svg:x="1.4cm" svg:y="4.914cm" presentation:class="outline">
          <draw:text-box>
            <text:p>Viability needs to be pinned down properly</text:p>
            <text:p/>
            <text:p>Problem is better understood than before</text:p>
            <text:p/>
            <text:p>Undertaking work in August/September to have it ready for September meeting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ccumulated committee concerns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Memory model correctness</text:p>
              </text:list-item>
              <text:list-item>
                <text:p>Out-of-thin-air values</text:p>
              </text:list-item>
              <text:list-item>
                <text:p>Races “leaking” into the memory model</text:p>
              </text:list-item>
              <text:list-item>
                <text:p>Races revealing secrets at run-time</text:p>
              </text:list-item>
              <text:list-item>
                <text:p>Quantum garbage</text:p>
              </text:list-item>
              <text:list-item>
                <text:p>Introducing new data races</text:p>
              </text:list-item>
              <text:list-item>
                <text:p>Termination</text:p>
              </text:list-item>
              <text:list-item>
                <text:p>Security</text:p>
              </text:list-item>
              <text:list-item>
                <text:p>Compatibility with WebAssembl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etition for Stage 2.95 (API freeze)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p>Formal requirements are <text:span text:style-name="T2">mostly</text:span> met:</text:p>
            <text:list text:style-name="L2">
              <text:list-item>
                <text:p>Complete solution; requires user/impl feedback</text:p>
              </text:list-item>
              <text:list-item>
                <text:p>Complete spec text with <text:span text:style-name="T17">most</text:span> semantics</text:p>
                <text:list>
                  <text:list-item>
                    <text:p>Memory model: viability not yet well-defined</text:p>
                  </text:list-item>
                </text:list>
              </text:list-item>
              <text:list-item>
                <text:p>No major outstanding issues; API very stable</text:p>
              </text:list-item>
              <text:list-item>
                <text:p><text:span text:style-name="T17">Most</text:span><text:span text:style-name="T1"> reviewers signed off</text:span></text:p>
                <text:list>
                  <text:list-item>
                    <text:p><text:span text:style-name="T1">Waldemar holding off because of MM</text:span></text:p>
                  </text:list-item>
                </text:list>
              </text:list-item>
              <text:list-item>
                <text:p>Editor signed off</text:p>
              </text:list-item>
              <text:list-item>
                <text:p>Firefox and Chrome implement most of the spec interoperably 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15:40:31.145866000</meta:creation-date>
    <dc:date>2016-07-28T09:16:58.786900000</dc:date>
    <meta:editing-duration>PT8H59M20S</meta:editing-duration>
    <meta:editing-cycles>90</meta:editing-cycles>
    <meta:generator>LibreOffice/5.1.4.2$MacOSX_X86_64 LibreOffice_project/f99d75f39f1c57ebdd7ffc5f42867c12031db97a</meta:generator>
    <meta:document-statistic meta:object-count="128"/>
  </office:meta>
</office:document-meta>
</file>